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13e22"/>
    </style:style>
    <style:style style:name="P2" style:family="paragraph" style:parent-style-name="Table_20_Contents">
      <style:text-properties officeooo:paragraph-rsid="00180cf5"/>
    </style:style>
    <style:style style:name="P3" style:family="paragraph" style:parent-style-name="Table_20_Contents">
      <style:text-properties style:text-underline-style="solid" style:text-underline-width="auto" style:text-underline-color="font-color" officeooo:paragraph-rsid="00180cf5"/>
    </style:style>
    <style:style style:name="P4" style:family="paragraph" style:parent-style-name="Table_20_Contents">
      <style:text-properties style:text-underline-style="none" officeooo:paragraph-rsid="00180cf5"/>
    </style:style>
    <style:style style:name="P5" style:family="paragraph" style:parent-style-name="Heading_20_4">
      <style:text-properties officeooo:paragraph-rsid="00180cf5"/>
    </style:style>
    <style:style style:name="P6" style:family="paragraph" style:parent-style-name="Definizione_20_Nome">
      <style:text-properties officeooo:rsid="000e5194" officeooo:paragraph-rsid="00180cf5"/>
    </style:style>
    <style:style style:name="T1" style:family="text">
      <style:text-properties officeooo:rsid="00180cf5"/>
    </style:style>
    <style:style style:name="T2" style:family="text">
      <style:text-properties officeooo:rsid="000e5194"/>
    </style:style>
    <style:style style:name="T3" style:family="text">
      <style:text-properties officeooo:rsid="00113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5" text:outline-level="4"><text:span text:style-name="T1">Registro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8" office:value-type="string">
            <text:p text:style-name="P3"><text:span text:style-name="T1">ID</text:span></text:p>
          </table:table-cell>
          <table:table-cell table:style-name="Tabella1.D8" office:value-type="string">
            <text:p text:style-name="P2"><text:span text:style-name="T1">Integer(11)</text:span></text:p>
          </table:table-cell>
          <table:table-cell table:style-name="Tabella1.D8" office:value-type="string">
            <text:p text:style-name="P2"><text:span text:style-name="T1">NO</text:span></text:p>
          </table:table-cell>
          <table:table-cell table:style-name="Tabella1.D8" office:value-type="string">
            <text:p text:style-name="P2"><text:span text:style-name="T1">Primary</text:span></text:p>
          </table:table-cell>
          <table:table-cell table:style-name="Tabella1.E8" office:value-type="string">
            <text:p text:style-name="Table_20_Contents"/>
          </table:table-cell>
        </table:table-row>
        <table:table-row>
          <table:table-cell table:style-name="Tabella1.D8" office:value-type="string">
            <text:p text:style-name="P4"><text:span text:style-name="T1">Anno </text:span></text:p>
          </table:table-cell>
          <table:table-cell table:style-name="Tabella1.D8" office:value-type="string">
            <text:p text:style-name="P2"><text:span text:style-name="T1">Varchar(50)</text:span></text:p>
          </table:table-cell>
          <table:table-cell table:style-name="Tabella1.D8" office:value-type="string">
            <text:p text:style-name="P2"><text:span text:style-name="T1">SI</text:span></text:p>
          </table:table-cell>
          <table:table-cell table:style-name="Tabella1.D8" office:value-type="string">
            <text:p text:style-name="P2"/>
          </table:table-cell>
          <table:table-cell table:style-name="Tabella1.E8" office:value-type="string">
            <text:p text:style-name="Table_20_Contents"/>
          </table:table-cell>
        </table:table-row>
        <table:table-row>
          <table:table-cell table:style-name="Tabella1.D8" office:value-type="string">
            <text:p text:style-name="P4"><text:span text:style-name="T1">Classe </text:span></text:p>
          </table:table-cell>
          <table:table-cell table:style-name="Tabella1.D8" office:value-type="string">
            <text:p text:style-name="P2"><text:span text:style-name="T1">Integer(11)</text:span></text:p>
          </table:table-cell>
          <table:table-cell table:style-name="Tabella1.D8" office:value-type="string">
            <text:p text:style-name="P2"><text:span text:style-name="T1">SI</text:span></text:p>
          </table:table-cell>
          <table:table-cell table:style-name="Tabella1.D8" office:value-type="string">
            <text:p text:style-name="P2"><text:span text:style-name="T1">Foreign</text:span></text:p>
          </table:table-cell>
          <table:table-cell table:style-name="Tabella1.E8" office:value-type="string">
            <text:p text:style-name="Table_20_Contents"/>
          </table:table-cell>
        </table:table-row>
        <table:table-row>
          <table:table-cell table:style-name="Tabella1.D8" office:value-type="string">
            <text:p text:style-name="P4"><text:span text:style-name="T1">Educatore didattico </text:span></text:p>
          </table:table-cell>
          <table:table-cell table:style-name="Tabella1.D8" office:value-type="string">
            <text:p text:style-name="P2"><text:span text:style-name="T1">Varchar(50)</text:span></text:p>
          </table:table-cell>
          <table:table-cell table:style-name="Tabella1.D8" office:value-type="string">
            <text:p text:style-name="P2"><text:span text:style-name="T1">SI</text:span></text:p>
          </table:table-cell>
          <table:table-cell table:style-name="Tabella1.D8" office:value-type="string">
            <text:p text:style-name="P2"><text:span text:style-name="T1">Foreign</text:span></text:p>
          </table:table-cell>
          <table:table-cell table:style-name="Tabella1.E8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span text:style-name="T1">ID</text:span></text:p>
            <text:p text:style-name="P1"><text:span text:style-name="T3"><text:s text:c="6"/></text:span><text:span text:style-name="T1">identificatore univoco del registro</text:span>.</text:p>
            <text:p text:style-name="Standard"/>
            <text:p text:style-name="P6"><text:span text:style-name="T1">Anno</text:span></text:p>
            <text:p text:style-name="P1"><text:span text:style-name="T3"><text:s text:c="6"/></text:span><text:span text:style-name="T1">anno del registro</text:span>.</text:p>
            <text:p text:style-name="Standard"/>
            <text:p text:style-name="P6"><text:span text:style-name="T1">Classe</text:span></text:p>
            <text:p text:style-name="P1"><text:span text:style-name="T3"><text:s text:c="4"/></text:span><text:span text:style-name="T1">classe di appartenenza del registro</text:span>.</text:p>
            <text:p text:style-name="Standard"/>
            <text:p text:style-name="P6"><text:span text:style-name="T1">Educatore didattico</text:span></text:p>
            <text:p text:style-name="P1"><text:span text:style-name="T3"><text:s text:c="5"/></text:span><text:span text:style-name="T1">educatore didattico del registro</text:span>.</text:p>
            <text:p text:style-name="Standard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30:56.28</meta:creation-date>
    <meta:editing-duration>P0D</meta:editing-duration>
    <meta:editing-cycles>2</meta:editing-cycles>
    <meta:generator>LibreOffice/3.6$Windows_x86 LibreOffice_project/da8c1e6-fd468f4-454e206-f42a4a9-143cfd</meta:generator>
    <dc:date>2012-12-08T17:34:43.12</dc:date>
    <meta:document-statistic meta:table-count="2" meta:image-count="0" meta:object-count="0" meta:page-count="1" meta:paragraph-count="31" meta:word-count="47" meta:character-count="351" meta:non-whitespace-character-count="311"/>
  </office:meta>
</office:document-meta>
</file>